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Pictures/100000000000055C00000AB9B70BB532867ED9B1.jpg" manifest:media-type="image/jpeg"/>
  <manifest:file-entry manifest:full-path="Pictures/100000000000057200000AD687CB17F451E20BA3.jpg" manifest:media-type="image/jpeg"/>
  <manifest:file-entry manifest:full-path="Pictures/100000000000023700000302D628A88B38CE0E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7cm" style:rel-column-width="45102*"/>
    </style:style>
    <style:style style:name="Table3.B" style:family="table-column">
      <style:table-column-properties style:column-width="5.3cm" style:rel-column-width="20433*"/>
    </style:style>
    <style:style style:name="Table3.1" style:family="table-row">
      <style:table-row-properties style:min-row-height="7.3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6.613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11cm"/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17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2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2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23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24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25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26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7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8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29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30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31" style:family="paragraph" style:parent-style-name="Standard">
      <style:text-properties fo:font-weight="normal" officeooo:rsid="00691ffb" officeooo:paragraph-rsid="008a1aeb" style:font-weight-asian="normal" style:font-weight-complex="normal"/>
    </style:style>
    <style:style style:name="P32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33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34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35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36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37" style:family="paragraph" style:parent-style-name="Standard">
      <style:text-properties officeooo:rsid="001df005" officeooo:paragraph-rsid="001df005"/>
    </style:style>
    <style:style style:name="P38" style:family="paragraph" style:parent-style-name="Standard">
      <style:text-properties officeooo:rsid="00255228" officeooo:paragraph-rsid="00255228"/>
    </style:style>
    <style:style style:name="P39" style:family="paragraph" style:parent-style-name="Standard">
      <style:text-properties officeooo:rsid="0028146c" officeooo:paragraph-rsid="0028146c"/>
    </style:style>
    <style:style style:name="P40" style:family="paragraph" style:parent-style-name="Standard">
      <style:text-properties officeooo:rsid="002a128d" officeooo:paragraph-rsid="002a128d"/>
    </style:style>
    <style:style style:name="P41" style:family="paragraph" style:parent-style-name="Standard">
      <style:text-properties officeooo:rsid="00363bbc" officeooo:paragraph-rsid="002a128d"/>
    </style:style>
    <style:style style:name="P42" style:family="paragraph" style:parent-style-name="Standard">
      <style:text-properties officeooo:rsid="003779e5" officeooo:paragraph-rsid="002a128d"/>
    </style:style>
    <style:style style:name="P43" style:family="paragraph" style:parent-style-name="Standard">
      <style:text-properties officeooo:rsid="003779e5" officeooo:paragraph-rsid="0033a8a2"/>
    </style:style>
    <style:style style:name="P44" style:family="paragraph" style:parent-style-name="Standard">
      <style:text-properties officeooo:rsid="003779e5" officeooo:paragraph-rsid="004a441e"/>
    </style:style>
    <style:style style:name="P45" style:family="paragraph" style:parent-style-name="Standard">
      <style:text-properties officeooo:rsid="0039de95" officeooo:paragraph-rsid="002a128d"/>
    </style:style>
    <style:style style:name="P46" style:family="paragraph" style:parent-style-name="Standard">
      <style:text-properties officeooo:rsid="00370145" officeooo:paragraph-rsid="002a128d"/>
    </style:style>
    <style:style style:name="P47" style:family="paragraph" style:parent-style-name="Standard">
      <style:text-properties officeooo:rsid="0038c49a" officeooo:paragraph-rsid="002a128d"/>
    </style:style>
    <style:style style:name="P48" style:family="paragraph" style:parent-style-name="Standard">
      <style:text-properties officeooo:rsid="0040a8c9" officeooo:paragraph-rsid="002a128d"/>
    </style:style>
    <style:style style:name="P49" style:family="paragraph" style:parent-style-name="Standard">
      <style:text-properties officeooo:rsid="0042810b" officeooo:paragraph-rsid="002a128d"/>
    </style:style>
    <style:style style:name="P50" style:family="paragraph" style:parent-style-name="Standard">
      <style:text-properties officeooo:rsid="002a519f" officeooo:paragraph-rsid="002a519f"/>
    </style:style>
    <style:style style:name="P51" style:family="paragraph" style:parent-style-name="Standard">
      <style:text-properties officeooo:rsid="0035266b" officeooo:paragraph-rsid="0035266b"/>
    </style:style>
    <style:style style:name="P52" style:family="paragraph" style:parent-style-name="Standard">
      <style:text-properties officeooo:rsid="00472287" officeooo:paragraph-rsid="0046d5b6"/>
    </style:style>
    <style:style style:name="P53" style:family="paragraph" style:parent-style-name="Standard">
      <style:text-properties officeooo:rsid="0047351a" officeooo:paragraph-rsid="00255228"/>
    </style:style>
    <style:style style:name="P54" style:family="paragraph" style:parent-style-name="Standard">
      <style:text-properties officeooo:rsid="0051bb17" officeooo:paragraph-rsid="0051bb17"/>
    </style:style>
    <style:style style:name="P55" style:family="paragraph" style:parent-style-name="Standard">
      <style:text-properties officeooo:rsid="005258b2" officeooo:paragraph-rsid="005258b2"/>
    </style:style>
    <style:style style:name="P56" style:family="paragraph" style:parent-style-name="Standard">
      <style:text-properties officeooo:rsid="0053fd57" officeooo:paragraph-rsid="0053fd57"/>
    </style:style>
    <style:style style:name="P57" style:family="paragraph" style:parent-style-name="Standard">
      <style:text-properties officeooo:rsid="005594b2" officeooo:paragraph-rsid="005594b2"/>
    </style:style>
    <style:style style:name="P58" style:family="paragraph" style:parent-style-name="Standard">
      <style:text-properties officeooo:rsid="005594b2" officeooo:paragraph-rsid="00595a45"/>
    </style:style>
    <style:style style:name="P59" style:family="paragraph" style:parent-style-name="Standard">
      <style:text-properties officeooo:rsid="0057a145" officeooo:paragraph-rsid="0057a145"/>
    </style:style>
    <style:style style:name="P60" style:family="paragraph" style:parent-style-name="Standard">
      <style:text-properties officeooo:rsid="0048ade3" officeooo:paragraph-rsid="0057a145"/>
    </style:style>
    <style:style style:name="P61" style:family="paragraph" style:parent-style-name="Standard">
      <style:text-properties officeooo:rsid="00595a45" officeooo:paragraph-rsid="00595a45"/>
    </style:style>
    <style:style style:name="P62" style:family="paragraph" style:parent-style-name="Standard">
      <style:text-properties officeooo:rsid="005b26b2" officeooo:paragraph-rsid="005b26b2"/>
    </style:style>
    <style:style style:name="P63" style:family="paragraph" style:parent-style-name="Standard">
      <style:text-properties officeooo:rsid="005b90ca" officeooo:paragraph-rsid="005b90ca"/>
    </style:style>
    <style:style style:name="P64" style:family="paragraph" style:parent-style-name="Standard">
      <style:text-properties officeooo:rsid="005ce352" officeooo:paragraph-rsid="005ce352"/>
    </style:style>
    <style:style style:name="P65" style:family="paragraph" style:parent-style-name="Standard">
      <style:text-properties officeooo:rsid="0044e43e" officeooo:paragraph-rsid="005e3f2b"/>
    </style:style>
    <style:style style:name="P66" style:family="paragraph" style:parent-style-name="Standard">
      <style:text-properties officeooo:rsid="0044e43e" officeooo:paragraph-rsid="0044e43e"/>
    </style:style>
    <style:style style:name="P67" style:family="paragraph" style:parent-style-name="Standard">
      <style:text-properties officeooo:rsid="005e3f2b" officeooo:paragraph-rsid="005e3f2b"/>
    </style:style>
    <style:style style:name="P68" style:family="paragraph" style:parent-style-name="Standard">
      <style:text-properties officeooo:rsid="0062d372" officeooo:paragraph-rsid="0062d372"/>
    </style:style>
    <style:style style:name="P69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70" style:family="paragraph" style:parent-style-name="Standard">
      <style:text-properties officeooo:rsid="007439af" officeooo:paragraph-rsid="007439af"/>
    </style:style>
    <style:style style:name="P71" style:family="paragraph" style:parent-style-name="Standard">
      <style:text-properties officeooo:rsid="007439af" officeooo:paragraph-rsid="00760d41"/>
    </style:style>
    <style:style style:name="P72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73" style:family="paragraph" style:parent-style-name="Standard">
      <style:text-properties style:text-underline-style="none" officeooo:rsid="006c9316" officeooo:paragraph-rsid="00898809"/>
    </style:style>
    <style:style style:name="P74" style:family="paragraph" style:parent-style-name="Standard">
      <style:text-properties style:text-underline-style="none" officeooo:rsid="006d707e" officeooo:paragraph-rsid="00898809"/>
    </style:style>
    <style:style style:name="P75" style:family="paragraph" style:parent-style-name="Standard">
      <style:text-properties officeooo:rsid="006d707e" officeooo:paragraph-rsid="00898809"/>
    </style:style>
    <style:style style:name="P76" style:family="paragraph" style:parent-style-name="Standard">
      <style:text-properties officeooo:rsid="006c9316" officeooo:paragraph-rsid="00898809"/>
    </style:style>
    <style:style style:name="P7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104" style:family="paragraph" style:parent-style-name="Standard">
      <style:paragraph-properties fo:break-before="page"/>
      <style:text-properties fo:font-weight="normal" officeooo:rsid="006899d7" officeooo:paragraph-rsid="008a1aeb" style:font-weight-asian="normal" style:font-weight-complex="normal"/>
    </style:style>
    <style:style style:name="P105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paragraph-rsid="007a9430"/>
    </style:style>
    <style:style style:name="P107" style:family="paragraph" style:parent-style-name="Standard">
      <style:text-properties fo:font-weight="normal" officeooo:rsid="00898809" officeooo:paragraph-rsid="00898809" style:font-weight-asian="normal" style:font-weight-complex="normal"/>
    </style:style>
    <style:style style:name="P108" style:family="paragraph" style:parent-style-name="Standard">
      <style:text-properties style:text-underline-style="none" officeooo:rsid="006d707e" officeooo:paragraph-rsid="00898809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898809" style:font-weight-asian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ef0b9" officeooo:paragraph-rsid="008ef0b9" style:font-weight-asian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0fe2b" officeooo:paragraph-rsid="0090fe2b" style:font-weight-asian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ef0b9" officeooo:paragraph-rsid="008ef0b9" style:font-weight-asian="bold" style:font-weight-complex="bold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fo:font-weight="bold" officeooo:rsid="007e99a5" style:font-weight-asian="bold" style:font-weight-complex="bold"/>
    </style:style>
    <style:style style:name="T19" style:family="text">
      <style:text-properties fo:font-weight="bold" officeooo:rsid="00760d41" style:font-weight-asian="bold" style:font-weight-complex="bold"/>
    </style:style>
    <style:style style:name="T20" style:family="text">
      <style:text-properties fo:font-weight="bold" officeooo:rsid="006899d7" style:font-weight-asian="bold" style:font-weight-complex="bold"/>
    </style:style>
    <style:style style:name="T21" style:family="text">
      <style:text-properties fo:font-weight="bold" officeooo:rsid="008b983e" style:font-weight-asian="bold" style:font-weight-complex="bold"/>
    </style:style>
    <style:style style:name="T22" style:family="text">
      <style:text-properties officeooo:rsid="0033a8a2"/>
    </style:style>
    <style:style style:name="T23" style:family="text">
      <style:text-properties officeooo:rsid="003ae02c"/>
    </style:style>
    <style:style style:name="T24" style:family="text">
      <style:text-properties officeooo:rsid="003f8afa"/>
    </style:style>
    <style:style style:name="T25" style:family="text">
      <style:text-properties officeooo:rsid="0044e43e"/>
    </style:style>
    <style:style style:name="T26" style:family="text">
      <style:text-properties officeooo:rsid="004563be"/>
    </style:style>
    <style:style style:name="T27" style:family="text">
      <style:text-properties officeooo:rsid="0047351a"/>
    </style:style>
    <style:style style:name="T28" style:family="text">
      <style:text-properties officeooo:rsid="0048898d"/>
    </style:style>
    <style:style style:name="T29" style:family="text">
      <style:text-properties officeooo:rsid="004d33c1"/>
    </style:style>
    <style:style style:name="T30" style:family="text">
      <style:text-properties officeooo:rsid="0051067d"/>
    </style:style>
    <style:style style:name="T31" style:family="text">
      <style:text-properties officeooo:rsid="005258b2"/>
    </style:style>
    <style:style style:name="T32" style:family="text">
      <style:text-properties officeooo:rsid="0053fd57"/>
    </style:style>
    <style:style style:name="T33" style:family="text">
      <style:text-properties officeooo:rsid="005594b2"/>
    </style:style>
    <style:style style:name="T34" style:family="text">
      <style:text-properties officeooo:rsid="005736e7"/>
    </style:style>
    <style:style style:name="T35" style:family="text">
      <style:text-properties officeooo:rsid="0057a145"/>
    </style:style>
    <style:style style:name="T36" style:family="text">
      <style:text-properties officeooo:rsid="00595a45"/>
    </style:style>
    <style:style style:name="T37" style:family="text">
      <style:text-properties officeooo:rsid="005ce352"/>
    </style:style>
    <style:style style:name="T38" style:family="text">
      <style:text-properties officeooo:rsid="005e3f2b"/>
    </style:style>
    <style:style style:name="T39" style:family="text">
      <style:text-properties officeooo:rsid="0062d372"/>
    </style:style>
    <style:style style:name="T40" style:family="text">
      <style:text-properties officeooo:rsid="006899d7"/>
    </style:style>
    <style:style style:name="T41" style:family="text">
      <style:text-properties officeooo:rsid="00691ffb"/>
    </style:style>
    <style:style style:name="T42" style:family="text">
      <style:text-properties officeooo:rsid="006ab0a8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6d707e"/>
    </style:style>
    <style:style style:name="T45" style:family="text">
      <style:text-properties style:text-underline-style="none" officeooo:rsid="0072ae31"/>
    </style:style>
    <style:style style:name="T46" style:family="text">
      <style:text-properties style:text-underline-style="none" fo:font-weight="bold" officeooo:rsid="007e5168" style:font-weight-asian="bold" style:font-weight-complex="bold"/>
    </style:style>
    <style:style style:name="T47" style:family="text">
      <style:text-properties style:text-underline-style="none" fo:font-weight="bold" officeooo:rsid="007b7ed0" style:font-weight-asian="bold" style:font-weight-complex="bold"/>
    </style:style>
    <style:style style:name="T48" style:family="text">
      <style:text-properties style:text-underline-style="none" fo:font-weight="bold" officeooo:rsid="008b983e" style:font-weight-asian="bold" style:font-weight-complex="bold"/>
    </style:style>
    <style:style style:name="T49" style:family="text">
      <style:text-properties officeooo:rsid="007040ed"/>
    </style:style>
    <style:style style:name="T50" style:family="text">
      <style:text-properties officeooo:rsid="0071bb3e"/>
    </style:style>
    <style:style style:name="T51" style:family="text">
      <style:text-properties officeooo:rsid="0072ae31"/>
    </style:style>
    <style:style style:name="T52" style:family="text">
      <style:text-properties officeooo:rsid="00764eec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officeooo:rsid="01534c7b"/>
    </style:style>
    <style:style style:name="T55" style:family="text">
      <style:text-properties officeooo:rsid="0154dc7b"/>
    </style:style>
    <style:style style:name="T56" style:family="text">
      <style:text-properties officeooo:rsid="015650ca"/>
    </style:style>
    <style:style style:name="T57" style:family="text">
      <style:text-properties officeooo:rsid="007cf302"/>
    </style:style>
    <style:style style:name="T58" style:family="text">
      <style:text-properties officeooo:rsid="007e5168"/>
    </style:style>
    <style:style style:name="T59" style:family="text">
      <style:text-properties officeooo:rsid="007e99a5"/>
    </style:style>
    <style:style style:name="T60" style:family="text">
      <style:text-properties officeooo:rsid="0081cfce"/>
    </style:style>
    <style:style style:name="T61" style:family="text">
      <style:text-properties officeooo:rsid="008681a7"/>
    </style:style>
    <style:style style:name="T62" style:family="text">
      <style:text-properties officeooo:rsid="008b983e"/>
    </style:style>
    <style:style style:name="T63" style:family="text">
      <style:text-properties officeooo:rsid="008d23f7"/>
    </style:style>
    <style:style style:name="T64" style:family="text">
      <style:text-properties officeooo:rsid="008e12b6"/>
    </style:style>
    <style:style style:name="T65" style:family="text">
      <style:text-properties officeooo:rsid="0090fe2b"/>
    </style:style>
    <style:style style:name="T66" style:family="text">
      <style:text-properties officeooo:rsid="0092bf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PCB_111000_V2: <text:span text:style-name="T40">Getting a new pcb up and running</text:span></text:p>
      <text:p text:style-name="P2"/>
      <text:p text:style-name="P12"><text:span text:style-name="T31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5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31">2.<text:tab/></text:span>Setting up PCB-111000_V2</text:p>
      <text:p text:style-name="P10"/>
      <text:p text:style-name="P26"><text:span text:style-name="T15">Step 1</text:span><text:tab/><text:span text:style-name="T2">The PCB is loaded with all components except the displays and the Atmega devices</text:span></text:p>
      <text:p text:style-name="P4"/>
      <text:p text:style-name="P21">Step 2</text:p>
      <text:p text:style-name="P53">Open the sketch “8_UNO_AVR_programmer_V3”. Under Tool/Board select Arduino UNO. Connect the UNO to the PC check the port number and upload the sketch. </text:p>
      <text:p text:style-name="P38"/>
      <text:p text:style-name="P21">Step 3</text:p>
      <text:p text:style-name="P38"><text:span text:style-name="T28">Close the sketch assemble the HW (see section 3) and with the aid of the </text:span><text:a xlink:type="simple" xlink:href="mailto:Br@y" text:style-name="Internet_20_link" text:visited-style-name="Visited_20_Internet_20_Link"><text:span text:style-name="T28">Br@y</text:span></text:a><text:span text:style-name="T28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37">Note:</text:p>
      <text:p text:style-name="P37">Terminal emulator <text:span text:style-name="T4">runs at 38.4KB and uses default settings.</text:span></text:p>
      <text:p text:style-name="P55">See section 4 for more details.</text:p>
      <text:p text:style-name="P4"/>
      <text:p text:style-name="P38"><text:span text:style-name="T15">Step 4</text:span><text:tab/><text:tab/>Load the Atmeg<text:span text:style-name="T38">a</text:span> <text:span text:style-name="T32">168</text:span> device onto the PCB11100<text:span text:style-name="T32">0 and test, then add the Atmega 328.</text:span></text:p>
      <text:p text:style-name="P7"/>
      <text:p text:style-name="P21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38"><text:tab/><text:span text:style-name="T1">Checking the calibration of its internal RC oscillator. </text:span></text:p>
      <text:p text:style-name="P65"><text:tab/><text:span text:style-name="T5">Uploading the “Hello world” strings to its EEPROM</text:span></text:p>
      <text:p text:style-name="P66"><text:soft-page-break/><text:span text:style-name="T15">Step 6</text:span><text:tab/><text:tab/>Overwrite <text:span text:style-name="T1">“5_Project_pcb_168_V2.30_Arduino_V2” </text:span>with user projects.</text:p>
      <text:p text:style-name="P67">(See sections 6 and 7.)</text:p>
      <text:p text:style-name="P67"/>
      <text:p text:style-name="P67"><text:span text:style-name="T15">Step 7</text:span> <text:tab/><text:tab/>U<text:span text:style-name="T7">pgrade the mini_OS </text:span><text:span text:style-name="T6">if necessary (See section 8).</text:span></text:p>
      <text:p text:style-name="P18"/>
      <text:p text:style-name="P18"/>
      <text:p text:style-name="P18"><text:span text:style-name="T31">3.<text:tab/></text:span>Hardware (HW) details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78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91">Note: Atmega328 pin numbers given for a DIP28 device</text:p>
            <text:p text:style-name="P92"><text:span text:style-name="T62">U</text:span>pload <text:span text:style-name="T27">“8_UNO_AVR_programmer_V3” </text:span>sketch <text:span text:style-name="T62">before placing the Atmega168</text:span></text:p>
          </table:table-cell>
          <table:table-cell table:style-name="Table2.A1" table:number-columns-spanned="3" office:value-type="string">
            <text:p text:style-name="P83">UNO</text:p>
          </table:table-cell>
          <table:covered-table-cell/>
          <table:covered-table-cell/>
          <table:table-cell table:style-name="Table2.E1" office:value-type="string">
            <text:p text:style-name="P89">Plug-in pcb </text:p>
          </table:table-cell>
        </table:table-row>
        <table:table-row>
          <table:covered-table-cell/>
          <table:table-cell table:style-name="Table2.B2" office:value-type="string">
            <text:p text:style-name="P83"><text:span text:style-name="T23">UNO </text:span>Pin</text:p>
          </table:table-cell>
          <table:table-cell table:style-name="Table2.B2" table:number-columns-spanned="2" office:value-type="string">
            <text:p text:style-name="P84">Atmega 328</text:p>
          </table:table-cell>
          <table:covered-table-cell/>
          <table:table-cell table:style-name="Table2.E2" office:value-type="string">
            <text:p text:style-name="P89">Atmega168</text:p>
          </table:table-cell>
        </table:table-row>
        <table:table-row>
          <table:covered-table-cell/>
          <table:table-cell table:style-name="Table2.B2" office:value-type="string">
            <text:p text:style-name="P83"/>
          </table:table-cell>
          <table:table-cell table:style-name="Table2.B2" office:value-type="string">
            <text:p text:style-name="P84">Pin</text:p>
          </table:table-cell>
          <table:table-cell table:style-name="Table2.B2" office:value-type="string">
            <text:p text:style-name="P84">Function</text:p>
          </table:table-cell>
          <table:table-cell table:style-name="Table2.E2" office:value-type="string">
            <text:p text:style-name="P83">Pin</text:p>
          </table:table-cell>
        </table:table-row>
        <table:table-row>
          <table:covered-table-cell/>
          <table:table-cell table:style-name="Table2.B2" office:value-type="string">
            <text:p text:style-name="P83">0 <text:span text:style-name="T23">(Rx)</text:span></text:p>
          </table:table-cell>
          <table:table-cell table:style-name="Table2.B2" office:value-type="string">
            <text:p text:style-name="P85">2</text:p>
          </table:table-cell>
          <table:table-cell table:style-name="Table2.B2" office:value-type="string">
            <text:p text:style-name="P86">RXD</text:p>
          </table:table-cell>
          <table:table-cell table:style-name="Table2.E2" office:value-type="string">
            <text:p text:style-name="P83">2</text:p>
          </table:table-cell>
        </table:table-row>
        <table:table-row>
          <table:covered-table-cell/>
          <table:table-cell table:style-name="Table2.B2" office:value-type="string">
            <text:p text:style-name="P83">1 <text:span text:style-name="T23">(Tx)</text:span></text:p>
          </table:table-cell>
          <table:table-cell table:style-name="Table2.B2" office:value-type="string">
            <text:p text:style-name="P85">3</text:p>
          </table:table-cell>
          <table:table-cell table:style-name="Table2.B2" office:value-type="string">
            <text:p text:style-name="P86">TXD</text:p>
          </table:table-cell>
          <table:table-cell table:style-name="Table2.E2" office:value-type="string">
            <text:p text:style-name="P83">3</text:p>
          </table:table-cell>
        </table:table-row>
        <table:table-row>
          <table:covered-table-cell/>
          <table:table-cell table:style-name="Table2.B2" office:value-type="string">
            <text:p text:style-name="P83"/>
          </table:table-cell>
          <table:table-cell table:style-name="Table2.B2" office:value-type="string">
            <text:p text:style-name="P85"/>
          </table:table-cell>
          <table:table-cell table:style-name="Table2.B2" office:value-type="string">
            <text:p text:style-name="P86"/>
          </table:table-cell>
          <table:table-cell table:style-name="Table2.E2" office:value-type="string">
            <text:p text:style-name="P88"/>
          </table:table-cell>
        </table:table-row>
        <table:table-row>
          <table:covered-table-cell/>
          <table:table-cell table:style-name="Table2.B2" office:value-type="string">
            <text:p text:style-name="P83">11</text:p>
          </table:table-cell>
          <table:table-cell table:style-name="Table2.B2" office:value-type="string">
            <text:p text:style-name="P85">17</text:p>
          </table:table-cell>
          <table:table-cell table:style-name="Table2.B2" office:value-type="string">
            <text:p text:style-name="P86">MOSI</text:p>
          </table:table-cell>
          <table:table-cell table:style-name="Table2.E2" office:value-type="string">
            <text:p text:style-name="P84">17</text:p>
          </table:table-cell>
        </table:table-row>
        <table:table-row>
          <table:covered-table-cell/>
          <table:table-cell table:style-name="Table2.B2" office:value-type="string">
            <text:p text:style-name="P83">12</text:p>
          </table:table-cell>
          <table:table-cell table:style-name="Table2.B2" office:value-type="string">
            <text:p text:style-name="P85">18</text:p>
          </table:table-cell>
          <table:table-cell table:style-name="Table2.B2" office:value-type="string">
            <text:p text:style-name="P86">MISO</text:p>
          </table:table-cell>
          <table:table-cell table:style-name="Table2.E2" office:value-type="string">
            <text:p text:style-name="P84">18</text:p>
          </table:table-cell>
        </table:table-row>
        <table:table-row>
          <table:covered-table-cell/>
          <table:table-cell table:style-name="Table2.B2" office:value-type="string">
            <text:p text:style-name="P83">13</text:p>
          </table:table-cell>
          <table:table-cell table:style-name="Table2.B2" office:value-type="string">
            <text:p text:style-name="P85">19</text:p>
          </table:table-cell>
          <table:table-cell table:style-name="Table2.B2" office:value-type="string">
            <text:p text:style-name="P86">SCK</text:p>
          </table:table-cell>
          <table:table-cell table:style-name="Table2.E2" office:value-type="string">
            <text:p text:style-name="P84">19</text:p>
          </table:table-cell>
        </table:table-row>
        <table:table-row>
          <table:covered-table-cell/>
          <table:table-cell table:style-name="Table2.B2" office:value-type="string">
            <text:p text:style-name="P83">A3</text:p>
          </table:table-cell>
          <table:table-cell table:style-name="Table2.B2" office:value-type="string">
            <text:p text:style-name="P85">26</text:p>
          </table:table-cell>
          <table:table-cell table:style-name="Table2.B2" office:value-type="string">
            <text:p text:style-name="P86">PC3</text:p>
          </table:table-cell>
          <table:table-cell table:style-name="Table2.E2" office:value-type="string">
            <text:p text:style-name="P84">1 <text:span text:style-name="T24">(Reset)</text:span></text:p>
          </table:table-cell>
        </table:table-row>
        <table:table-row>
          <table:covered-table-cell/>
          <table:table-cell table:style-name="Table2.B2" office:value-type="string">
            <text:p text:style-name="P83">GND</text:p>
          </table:table-cell>
          <table:table-cell table:style-name="Table2.B2" office:value-type="string">
            <text:p text:style-name="P88"/>
          </table:table-cell>
          <table:table-cell table:style-name="Table2.B2" office:value-type="string">
            <text:p text:style-name="P88"/>
          </table:table-cell>
          <table:table-cell table:style-name="Table2.E2" office:value-type="string">
            <text:p text:style-name="P84">8, 22</text:p>
          </table:table-cell>
        </table:table-row>
        <table:table-row>
          <table:covered-table-cell/>
          <table:table-cell table:style-name="Table2.B2" office:value-type="string">
            <text:p text:style-name="P83">5V</text:p>
          </table:table-cell>
          <table:table-cell table:style-name="Table2.B2" office:value-type="string">
            <text:p text:style-name="P88"/>
          </table:table-cell>
          <table:table-cell table:style-name="Table2.B2" office:value-type="string">
            <text:p text:style-name="P88"/>
          </table:table-cell>
          <table:table-cell table:style-name="Table2.E2" office:value-type="string">
            <text:p text:style-name="P84">7,20</text:p>
          </table:table-cell>
        </table:table-row>
        <table:table-row>
          <table:covered-table-cell/>
          <table:table-cell table:style-name="Table2.B2" office:value-type="string">
            <text:p text:style-name="P83">8</text:p>
          </table:table-cell>
          <table:table-cell table:style-name="Table2.B2" office:value-type="string">
            <text:p text:style-name="P85">14</text:p>
          </table:table-cell>
          <table:table-cell table:style-name="Table2.B2" office:value-type="string">
            <text:p text:style-name="P87">PB0</text:p>
          </table:table-cell>
          <table:table-cell table:style-name="Table2.E2" office:value-type="string">
            <text:p text:style-name="P90">LED driver</text:p>
          </table:table-cell>
        </table:table-row>
      </table:table>
      <text:p text:style-name="P14"/>
      <text:p text:style-name="P13"/>
      <text:p text:style-name="P13"><text:span text:style-name="T31">4.<text:tab/></text:span>Driving “<text:span text:style-name="T1">8_UNO_AVR_programmer_V3”</text:span></text:p>
      <text:p text:style-name="P39"/>
      <text:p text:style-name="P40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40"><text:tab/>8 data bits, 1 stop bit, no parity or handshaking and a baud rate of 38.4KB</text:p>
      <text:p text:style-name="P40"/>
      <text:p text:style-name="P40">Click on “scan” to identify the comm port and then click on connect:</text:p>
      <text:p text:style-name="P40"/>
      <text:p text:style-name="P40">The following user prompt should be generated:</text:p>
      <text:p text:style-name="P40"><text:tab/><text:span text:style-name="T10"><text:tab/>“s <text:s/>s <text:s/>s <text:s/>s <text:s/>s <text:s/>s <text:s/>s…………….”</text:span></text:p>
      <text:p text:style-name="P40"/>
      <text:p text:style-name="P43">Step 1<text:tab/><text:tab/><text:span text:style-name="T22">Click mouse pointer in the text box (at the bottom of the </text:span><text:a xlink:type="simple" xlink:href="mailto:Br@y" text:style-name="Internet_20_link" text:visited-style-name="Visited_20_Internet_20_Link"><text:span text:style-name="T22">Br@y</text:span></text:a><text:span text:style-name="T22">++ window) and</text:span></text:p>
      <text:p text:style-name="P44"><text:tab/><text:tab/><text:span text:style-name="T22">p</text:span>ress -s- to get </text:p>
      <text:p text:style-name="P44"><text:tab/><text:tab/>“Atmega 168 detected.</text:p>
      <text:p text:style-name="P42"><text:tab/><text:tab/>Press -p- to program flash, -r- to run target, -d- to clear the target EEPROM or -x- to <text:tab/><text:tab/>escape.”</text:p>
      <text:p text:style-name="P41"/>
      <text:p text:style-name="P41">Step <text:span text:style-name="T11">2</text:span><text:tab/><text:tab/>Press -p- <text:span text:style-name="T26">and s</text:span>end “5_Project_pcb_168_V2.30_Arduino_V2.ino.eightanaloginputs”</text:p>
      <text:p text:style-name="P41"/>
      <text:p text:style-name="P41">Step <text:span text:style-name="T11">3</text:span><text:tab/><text:tab/>Follow instructions to Cal device <text:span text:style-name="T26">then g</text:span>et<text:span text:style-name="T12"> user prompt “P/S <text:s text:c="3"/>P/S <text:s text:c="3"/>P/S………….”</text:span></text:p>
      <text:p text:style-name="P41"/>
      <text:p text:style-name="P41">Step <text:span text:style-name="T11">4</text:span><text:tab/><text:tab/><text:span text:style-name="T26">P</text:span>ress -s-, <text:span text:style-name="T12">change bit rate when asked and send Text_files\</text:span>on-chip_strings.<text:span text:style-name="T30">txt</text:span></text:p>
      <text:p text:style-name="P41"/>
      <text:p text:style-name="P41"/>
      <text:p text:style-name="P54"><text:span text:style-name="T15">A bug<text:tab/></text:span><text:tab/>Sometimes random text following programming. Power cycle and reprogram.</text:p>
      <text:p text:style-name="P46"/>
      <text:p text:style-name="P46"><text:soft-page-break/>Optional steps</text:p>
      <text:p text:style-name="P46">At P/S prompt <text:span text:style-name="T12">p</text:span>ress -<text:span text:style-name="T9">v</text:span>- to get program name plus version <text:tab/>“Project_pcb_168_V2.30_Arduino”</text:p>
      <text:p text:style-name="P46"/>
      <text:p text:style-name="P47">Reset UNO <text:span text:style-name="T29">and change the BR to 38.4kB </text:span>to restore <text:span text:style-name="T10">user prompt<text:tab/>“s <text:s/>s <text:s/>s <text:s/>s <text:s/>s <text:s/>s <text:s/>s…………….”</text:span></text:p>
      <text:p text:style-name="P45">Press -<text:span text:style-name="T14">s</text:span>- <text:span text:style-name="T14">then </text:span>-d- to clear “<text:span text:style-name="T10">on-chip_strings” </text:span>and cal bytes from Atmega168 EEPROM</text:p>
      <text:p text:style-name="P47"/>
      <text:p text:style-name="P47">Reset UNO to restore <text:span text:style-name="T10">user prompt<text:tab/>“s <text:s/>s <text:s/>s <text:s/>s <text:s/>s <text:s/>s <text:s/>s…………….”</text:span></text:p>
      <text:p text:style-name="P47">Press -s- then -t- to recalibrate the Atmega 328 and restore user prompt “P/S <text:s text:c="3"/>P/S…...…”</text:p>
      <text:p text:style-name="P47"/>
      <text:p text:style-name="P47">Reset UNO to restore <text:span text:style-name="T10">user prompt<text:tab/>“s <text:s/>s <text:s/>s <text:s/>s <text:s/>s <text:s/>s <text:s/>s…………….”</text:span></text:p>
      <text:p text:style-name="P47">Press -s- then -r- to restore user prompt “P/S <text:s text:c="3"/>P/S <text:s text:c="3"/>P/S………….”</text:p>
      <text:p text:style-name="P47"/>
      <text:p text:style-name="P48">Press -s- and reprogram the on-chip strings</text:p>
      <text:p text:style-name="P48"/>
      <text:p text:style-name="P47">Reset UNO to restore <text:span text:style-name="T10">user prompt<text:tab/>“s <text:s/>s <text:s/>s <text:s/>s <text:s/>s <text:s/>s <text:s/>s…………….”</text:span></text:p>
      <text:p text:style-name="P49">Press -s- then -x- to escape</text:p>
      <text:p text:style-name="P45"/>
      <text:p text:style-name="P45">Reprogram the Atmega168 and note that it now <text:span text:style-name="T13">offers a re</text:span>calibration</text:p>
      <text:p text:style-name="P16"/>
      <text:p text:style-name="P15"/>
      <text:p text:style-name="P50"><text:span text:style-name="T17">5<text:tab/></text:span><text:span text:style-name="T15">Driving “</text:span><text:span text:style-name="T16">5_Project_pcb_168_V2.30_Arduino_V2”</text:span> </text:p>
      <text:p text:style-name="P50"/>
      <text:p text:style-name="P19">5.1<text:tab/>Add the Atmega 168</text:p>
      <text:p text:style-name="P51">Solder the Atmega 168 to the PCB-111000_V2.</text:p>
      <text:p text:style-name="P57">Press the DPDT switch left </text:p>
      <text:p text:style-name="P51"><text:span text:style-name="T33">C</text:span>onnect the pcb to a PC running <text:a xlink:type="simple" xlink:href="mailto:Br@y" text:style-name="Internet_20_link" text:visited-style-name="Visited_20_Internet_20_Link">Br@y</text:a>++ <text:span text:style-name="T34">running at 57.6KB.</text:span></text:p>
      <text:p text:style-name="P51"><text:span text:style-name="T33">Check the port and t</text:span>he user prompt “P/S <text:s text:c="2"/>P/S <text:s text:c="2"/>P/S…………..” <text:span text:style-name="T33">should be generated.</text:span></text:p>
      <text:p text:style-name="P51">Press -p- and the response TTND (Target not detected) <text:span text:style-name="T33">should also</text:span> be generated.</text:p>
      <text:p text:style-name="P56">This confirms that the USB port is working correctly.</text:p>
      <text:p text:style-name="P56"/>
      <text:p text:style-name="P19">5.2<text:tab/>Add the Atmega 328</text:p>
      <text:p text:style-name="P57">Solder on the Atmega 328 <text:span text:style-name="T34">and press -p- again to generate the prompt:</text:span></text:p>
      <text:p text:style-name="P57">“ATMEGA 328 detected</text:p>
      <text:p text:style-name="P57">Press -P- to send a program file -E- to send a text file (or X to escape).</text:p>
      <text:p text:style-name="P57">p/e <text:s text:c="3"/>p/e <text:s text:c="3"/>p/e <text:s text:c="3"/>p/e <text:s text:c="3"/>p/e <text:s text:c="3"/>p/e…..”</text:p>
      <text:p text:style-name="P59"/>
      <text:p text:style-name="P19">5.3<text:tab/>Upload the mini-OS to the Atmega 328</text:p>
      <text:p text:style-name="P59">Press -p- and send</text:p>
      <text:p text:style-name="P60">Mini-OS_V2<text:span text:style-name="T35">\Hex_files\CC_files\Mini-OS_V26_CC.hex</text:span></text:p>
      <text:p text:style-name="P59">When the LED stops flashing send 2_pcb_Bootloader_V4_28_CC.hex</text:p>
      <text:p text:style-name="P59"/>
      <text:p text:style-name="P64">Note: This assumes that Common Cathode displays are to be used. <text:s/>Similar file<text:span text:style-name="T38">s</text:span> are present for Common Anode displays.</text:p>
      <text:p text:style-name="P59"/>
      <text:p text:style-name="P19">5.4<text:tab/>Auto cal the Atmega 328</text:p>
      <text:p text:style-name="P59">Follow instructions to auto cal the Atmega238 and restore the “P/S……” prompt.</text:p>
      <text:p text:style-name="P59"/>
      <text:p text:style-name="P19">5.5<text:tab/>Upload the “Hello_world” file to the Atmega 328 EEPROM</text:p>
      <text:p text:style-name="P59">Press -p- <text:span text:style-name="T36">then</text:span> -e- <text:span text:style-name="T36">then -w- <text:s text:c="3"/>and send “Text_files\Hello_world.txt several times as requested.</text:span></text:p>
      <text:p text:style-name="P61">Finally press any key to read back the file from EEPROM.</text:p>
      <text:p text:style-name="P51"><text:soft-page-break/></text:p>
      <text:p text:style-name="P19"><text:span text:style-name="T37">6.</text:span><text:tab/>Run simple User Project</text:p>
      <text:p text:style-name="P58">Press the DPDT switch <text:span text:style-name="T36">right</text:span> <text:span text:style-name="T36">to get the “p/r <text:s text:c="2"/>p/r <text:s text:c="2"/>p/r …...” (May need to press the pcb reset switch.)</text:span></text:p>
      <text:p text:style-name="P62">Press -p- and send </text:p>
      <text:p text:style-name="P62"><text:tab/><text:tab/>“9_Nano_Projects\System_programs\Proj_9F_Test_Proj_1\<text:tab/><text:tab/><text:tab/><text:tab/><text:tab/>Proj_9F_Test_Proj_1.ino.eightanaloginputs”</text:p>
      <text:p text:style-name="P62"/>
      <text:p text:style-name="P63">At the <text:span text:style-name="T36"><text:s/>“p/r <text:s text:c="2"/>p/r <text:s text:c="2"/>p/r …...” </text:span>prompt press -r- and operate the DPDT switch. </text:p>
      <text:p text:style-name="P63">A <text:span text:style-name="T39">column of numbers will be printed out</text:span>.</text:p>
      <text:p text:style-name="P63">Press sw<text:span text:style-name="T39">1</text:span> <text:span text:style-name="T39">to repeat</text:span>.</text:p>
      <text:p text:style-name="P63"/>
      <text:p text:style-name="P63">Operate the DPDT <text:span text:style-name="T37">s</text:span>witch and press the reset switch to restore the <text:span text:style-name="T36">“p/r <text:s text:c="2"/>p/r <text:s text:c="2"/>p/r …...” </text:span>prompt.</text:p>
      <text:p text:style-name="P63">This confirms that the Atmega328 is being programmed properly and the displays can be added.</text:p>
      <text:p text:style-name="P63"/>
      <text:p text:style-name="P20"><text:span text:style-name="T37">7.</text:span><text:tab/><text:span text:style-name="T37">Check the displays</text:span></text:p>
      <text:p text:style-name="P28">Displays are driven using a multiplexer which can make fault finding difficult.</text:p>
      <text:p text:style-name="P68">Repeat as for section 6 but send “Proj_9G_Test_PCB_Assembly.ino.eightanaloginputs”. <text:s/>This turns off the multiplexer and illuminates digits one at a time.</text:p>
      <text:p text:style-name="P68">Check for dry joints or solder bridges if any segments fail to work.</text:p>
      <text:p text:style-name="P51"/>
      <text:p text:style-name="P51"/>
      <text:p text:style-name="P17"><text:span text:style-name="T38">8.<text:tab/></text:span>To upgrade the mini_OS</text:p>
      <text:p text:style-name="P52"/>
      <text:p text:style-name="P52">Push the DPDT switch right and press the reset switch.</text:p>
      <text:p text:style-name="P52">Press -p- at the “p/r <text:s/>p/r <text:s/>p/r <text:s/>p/r <text:s/>p/r….” user prompt</text:p>
      <text:p text:style-name="P52">and send 5_Project_pcb_168_V2.30_Arduino_V2.ino.eightanaloginputs</text:p>
      <text:p text:style-name="P52">Run the project to get the <text:span text:style-name="T12">“P/S <text:s text:c="3"/>P/S <text:s text:c="3"/>P/S………….” </text:span></text:p>
      <text:p text:style-name="P70">Press S and reload file “on-chip_strings.txt” containing programmer strings</text:p>
      <text:p text:style-name="P70">Press P then upload the new mini-OS <text:span text:style-name="T37">as described in section 5.3</text:span></text:p>
      <text:p text:style-name="P70"/>
      <text:p text:style-name="P70">Note: Remember to delete line :00000001FF from end of new mini-OS file </text:p>
      <text:p text:style-name="P70"/>
      <text:p text:style-name="P23">9.<text:tab/>Optional system files</text:p>
      <text:p text:style-name="P23"/>
      <text:p text:style-name="P35"><text:span text:style-name="T15">Mini-OS_Resources\Eeprom_subroutines_PRN_alt.c</text:span>:</text:p>
      <text:p text:style-name="P35"><text:tab/>In early designs PRN generator write to the EEPROM was too frequent and EEPROM <text:tab/>burnout occurred. In this file the PRN uses a different location. It should be used if the</text:p>
      <text:p text:style-name="P35"><text:tab/>Message from the OS is always the same. </text:p>
      <text:p text:style-name="P35"/>
      <text:p text:style-name="P23">Bootloader_resources\Bootloader_main_with_OS_reset.c</text:p>
      <text:p text:style-name="P35"><text:tab/>This enables user projects to reset the mini-OS which is necessary if the I2C bus crashes <text:tab/>which it does with some routines, especially I2C_Tx_2_integers(<text:span text:style-name="T52">).</text:span></text:p>
      <text:p text:style-name="P36"><text:tab/>This optional file has only been adopted for use with some boards because of the time <text:tab/>needed for testing. <text:tab/><text:span text:style-name="T18">See section 14 for more details.</text:span></text:p>
      <text:p text:style-name="P71"/>
      <text:p text:style-name="P64"/>
      <text:p text:style-name="P24">10<text:tab/>Default User Project</text:p>
      <text:p text:style-name="P107"/>
      <text:p text:style-name="P24"><text:span text:style-name="T6">At the p/r <text:s/>p/r prompt press -x- in place of -r-. <text:s/>This will give a series of options depending upon the <text:s/>project. <text:s/>These include as simple default project to check that the displays are being driven </text:span><text:soft-page-break/><text:span text:style-name="T6">correctly, a print out from the “Hello World” file and details about the soft ware including the version. </text:span></text:p>
      <text:p text:style-name="P107"/>
      <text:p text:style-name="P72"><text:span text:style-name="T58">11 <text:tab/></text:span>SW downloads</text:p>
      <text:p text:style-name="P72"/>
      <text:p text:style-name="P77">There are two essential software applications that must be downloaded onto this PC. They are:</text:p>
      <text:p text:style-name="P103"><text:span text:style-name="T53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54">and download it from the Microsoft store.</text:span> </text:p>
      <text:p text:style-name="P103"/>
      <text:p text:style-name="P103">Bray++ version 20130820 <text:span text:style-name="T55">which can be downloaded from </text:span>https://www.sites.google.com/site/terminalbpp/ </text:p>
      <text:p text:style-name="P103"/>
      <text:p text:style-name="P105">Almost as important are </text:p>
      <text:p text:style-name="P105"/>
      <text:p text:style-name="P102">The portable version of Programmers notepad which can be downloaded from </text:p>
      <text:p text:style-name="P103">http://www.pnotepad.org/download/.</text:p>
      <text:p text:style-name="P103"/>
      <text:p text:style-name="P103"><text:span text:style-name="T56">An excellent text written by Joe Pardue that can be downloaded from </text:span><text:s/></text:p>
      <text:p text:style-name="P103">https://epdf.pub/c-programming-for-microcontrollers.html </text:p>
      <text:p text:style-name="P103"/>
      <text:p text:style-name="P102">The Atmega data sheet that can be downloaded from</text:p>
      <text:p text:style-name="P96"><text:span text:style-name="T6"><text:s/></text:span><text:a xlink:type="simple" xlink:href="https://www.docdroid.net/Q6jfzd3/atmega48a-pa-88a-pa-168a-pa-328-p-ds-ds40002061a-pdf" text:style-name="Internet_20_link" text:visited-style-name="Visited_20_Internet_20_Link"><text:span text:style-name="T6">https://www.docdroid.net/Q6jfzd3/atmega48a-pa-88a-pa-168a-pa-328-p-ds-ds40002061a-pdf</text:span></text:a></text:p>
      <text:p text:style-name="P109"/>
      <text:p text:style-name="P107"/>
      <text:p text:style-name="P25">1<text:span text:style-name="T62">2</text:span> <text:tab/>Getting the PCB manufacturing files</text:p>
      <text:p text:style-name="P25"/>
      <text:p text:style-name="P75">The Eagle pcb design software is required</text:p>
      <text:p text:style-name="P76">Place the Eagle <text:span text:style-name="T50">circuit </text:span>design and layout drawings in a convenient folder</text:p>
      <text:p text:style-name="P76">Open the Eagle pcb application. <text:s/>This takes the user to the Eagle control panel.</text:p>
      <text:p text:style-name="P76">Click <text:span text:style-name="T50">on (expand)</text:span><text:tab/></text:p>
      <text:p text:style-name="P76"><text:tab/>CAM Jobs</text:p>
      <text:p text:style-name="P76"><text:tab/>Examples <text:span text:style-name="T51">and open </text:span>example_2_<text:span text:style-name="T43">layer.cam</text:span></text:p>
      <text:p text:style-name="P76"><text:span text:style-name="T43">Find </text:span><text:span text:style-name="T45">and click on </text:span><text:span text:style-name="T43">the Select Board button (Bottom left of the window)</text:span></text:p>
      <text:p text:style-name="P76"><text:span text:style-name="T43"><text:tab/></text:span><text:span text:style-name="T45">Navigate to the layout drawing and select it </text:span></text:p>
      <text:p text:style-name="P76"><text:span text:style-name="T45"><text:tab/></text:span><text:span text:style-name="T43">Its name </text:span><text:span text:style-name="T45">will be</text:span><text:span text:style-name="T43"> confirmed at the bottom of the window</text:span></text:p>
      <text:p text:style-name="P73">Click on </text:p>
      <text:p text:style-name="P73"><text:tab/>Process Job</text:p>
      <text:p text:style-name="P76"><text:span text:style-name="T43"><text:tab/>Open folder </text:span><text:span text:style-name="T44">(Eagle names this CAMOutputs)</text:span></text:p>
      <text:p text:style-name="P74"><text:tab/>Only the DrillFiles and GerberFiles are required for pcb fabrication </text:p>
      <text:p text:style-name="P74"><text:tab/>Use windows to send them to a compressed (zipped) folder.</text:p>
      <text:p text:style-name="P74"><text:tab/>This can be E-mailed to a pcb manufacturer. </text:p>
      <text:p text:style-name="P74"/>
      <text:p text:style-name="P75"><text:span text:style-name="T19">1</text:span><text:span text:style-name="T21">3</text:span><text:span text:style-name="T20">.<text:tab/> PCB assembly</text:span></text:p>
      <text:p text:style-name="P22"/>
      <text:p text:style-name="P30">Eagle circuit design and layout drawings can be found under </text:p>
      <text:p text:style-name="P33">PCB-111000_V2<text:span text:style-name="T41">\</text:span>PCB 111000_Eagle_drawings <text:span text:style-name="T41">together with a parts list.</text:span></text:p>
      <text:p text:style-name="P34"><text:span text:style-name="T50">The </text:span>Eagle pcb design software is required to view these</text:p>
      <text:p text:style-name="P32"/>
      <text:p text:style-name="P29">Photographs of the pcb are shown below.</text:p>
      <text:p text:style-name="P29"><text:soft-page-break/></text:p>
      <text:p text:style-name="P29">Note the locations of the following components</text:p>
      <text:p text:style-name="P29"><text:tab/>The user switches sw1, sw2 and sw3</text:p>
      <text:p text:style-name="P29"><text:tab/>The double pole double throw switch (DPDT)</text:p>
      <text:p text:style-name="P29"><text:tab/><text:span text:style-name="T42">The reset switch</text:span></text:p>
      <text:p text:style-name="P29"/>
      <text:p text:style-name="P29"><text:tab/>The Atmega 168 which is in the top side of the pcb (note also the location of pin 1)</text:p>
      <text:p text:style-name="P29"><text:tab/>The Atmega 328 which is in the under side of the pcb (note also the location of pin 1)</text:p>
      <text:p text:style-name="P29"/>
      <text:p text:style-name="P29">Because of the way the two Atmega devices are assembled the pins of one of them must be soldered from the device side of the board.</text:p>
      <text:p text:style-name="P29"><draw:frame draw:style-name="fr2" draw:name="Image6" text:anchor-type="paragraph" svg:x="2.678cm" svg:y="0.284cm" svg:width="6.424cm" svg:height="11.4cm" draw:z-index="3" draw:transform="translate (-5.89cm -5.984cm) rotate (1.5707963267949) translate (5.89cm 5.984cm)"><draw:image xlink:href="Pictures/100000000000055C00000AB9B70BB532867ED9B1.jpg" xlink:type="simple" xlink:show="embed" xlink:actuate="onLoad" loext:mime-type="image/jpeg"/></draw:frame></text:p>
      <text:p text:style-name="P29">Note also the orientation of the two display modules.</text:p>
      <text:p text:style-name="P29"/>
      <text:p text:style-name="P3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9"><draw:frame draw:style-name="fr2" draw:name="Image5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87CB17F451E20BA3.jpg" xlink:type="simple" xlink:show="embed" xlink:actuate="onLoad" loext:mime-type="image/jpeg"/></draw:frame><text:s text:c="4"/><text:span text:style-name="T49"><text:s text:c="18"/></text:span>DPDT switch <text:s text:c="5"/>sw1 <text:s text:c="7"/>sw2 <text:s text:c="9"/>sw3</text:p>
          </table:table-cell>
          <table:table-cell table:style-name="Table3.B1" office:value-type="string">
            <text:p text:style-name="P79"/>
            <text:p text:style-name="P79"/>
            <text:p text:style-name="P79"/>
            <text:p text:style-name="P79"/>
            <text:p text:style-name="P79">Photo of PCB-111000V2 </text:p>
            <text:p text:style-name="P79"><text:span text:style-name="T42">under</text:span> side.</text:p>
            <text:p text:style-name="P79"/>
            <text:p text:style-name="P79">Solder the Atmega328 to this side carefully noting its placement and the location of pin 1.</text:p>
          </table:table-cell>
        </table:table-row>
        <table:table-row table:style-name="Table3.2">
          <table:table-cell table:style-name="Table3.A2" office:value-type="string">
            <text:p text:style-name="P79"/>
          </table:table-cell>
          <table:table-cell table:style-name="Table3.B2" office:value-type="string">
            <text:p text:style-name="P79"/>
            <text:p text:style-name="P79">Photo of PCB-111000V2 </text:p>
            <text:p text:style-name="P79"><text:s/><text:span text:style-name="T42">top </text:span>side.</text:p>
            <text:p text:style-name="P79"/>
            <text:p text:style-name="P79">Solder the Atmega<text:span text:style-name="T42">16</text:span>8 to this side carefully noting its placement and the location of pin 1.</text:p>
            <text:p text:style-name="P79"/>
            <text:p text:style-name="P80">Note also the orientation of the display modules</text:p>
          </table:table-cell>
        </table:table-row>
        <table:table-row table:style-name="Table3.3">
          <table:table-cell table:style-name="Table3.A2" office:value-type="string">
            <text:p text:style-name="P81"><text:s text:c="36"/>Reset switch</text:p>
          </table:table-cell>
          <table:table-cell table:style-name="Table3.B2" office:value-type="string">
            <text:p text:style-name="P82"/>
          </table:table-cell>
        </table:table-row>
      </table:table>
      <text:p text:style-name="P104"/>
      <text:p text:style-name="P106"><text:span text:style-name="T46">1</text:span><text:span text:style-name="T48">4</text:span><text:span text:style-name="T46"><text:tab/></text:span><text:span text:style-name="T47">System Block diagram</text:span></text:p>
      <text:p text:style-name="P93"/>
      <text:p text:style-name="P93"><draw:frame draw:style-name="fr3" draw:name="Image4" text:anchor-type="paragraph" svg:width="15.002cm" svg:height="20.373cm" draw:z-index="1"><draw:image xlink:href="Pictures/100000000000023700000302D628A88B38CE0EA0.png" xlink:type="simple" xlink:show="embed" xlink:actuate="onLoad" loext:mime-type="image/png"/></draw:frame></text:p>
      <text:p text:style-name="P94"><text:span text:style-name="T59">15<text:tab/>I</text:span>2C bus crash</text:p>
      <text:p text:style-name="P98">Projects designed to create patterns on the display are liable to crash if left running indefinitely or even after say 5 minutes.</text:p>
      <text:p text:style-name="P98"><text:soft-page-break/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57">PB4</text:span>). The programmer detects this a<text:span text:style-name="T57">n</text:span>d sends program control to location 0x0000 (i.e. the mini-OS). <text:s/></text:p>
      <text:p text:style-name="P99">The user project “waiting_for_I2C_master” macro must be modified as follows:</text:p>
      <text:p text:style-name="P99"><text:tab/>activate interrup<text:span text:style-name="T60">t</text:span>s to enable a jump to the watch dog ISR</text:p>
      <text:p text:style-name="P99"><text:tab/>Ensure that a time out is generated after a short (but unknown) wait as follows:</text:p>
      <text:p text:style-name="P99"><text:tab/>Replace the line </text:p>
      <text:p text:style-name="P99"><text:tab/><text:tab/>while (!(TWCR &amp; (1 &lt;&lt; TWINT)));</text:p>
      <text:p text:style-name="P99"><text:tab/>or</text:p>
      <text:p text:style-name="P99"><text:tab/><text:tab/>while (!(TWCR &amp; (1 &lt;&lt; TWINT)))wdr();</text:p>
      <text:p text:style-name="P99"><text:tab/>with the lines</text:p>
      <text:p text:style-name="P99"><text:tab/><text:tab/>{int m = 0; while((!(TWCR &amp; (1 &lt;&lt; TWINT))) &amp;&amp; (m++ &lt; 5000))wdr();\</text:p>
      <text:p text:style-name="P99"><text:tab/><text:tab/>if (m &gt;= 4999){sei(); while((!(TWCR &amp; (1 &lt;&lt; TWINT))));}}\</text:p>
      <text:p text:style-name="P99">These changes have only been made in projects</text:p>
      <text:p text:style-name="P99"><text:tab/>5I_Noise_waveform</text:p>
      <text:p text:style-name="P99"><text:tab/>5J_Gravity</text:p>
      <text:p text:style-name="P99"><text:tab/>5J_pendulum</text:p>
      <text:p text:style-name="P99">They may easily generate unexpected side effects in other projects.</text:p>
      <text:p text:style-name="P99"/>
      <text:p text:style-name="P100">To indicate that the special version of the programmer is being used </text:p>
      <text:p text:style-name="P100">the “p/r <text:s text:c="4"/>p/r <text:s text:c="5"/>p/r…….. user prompt in file</text:p>
      <text:p text:style-name="P100"/>
      <text:p text:style-name="P95"><text:tab/>Bootloader_main_with_OS_reset.c</text:p>
      <text:p text:style-name="P95"/>
      <text:p text:style-name="P100">Has been changed to “<text:span text:style-name="T61">p/g</text:span> <text:s text:c="3"/><text:span text:style-name="T61">p/g</text:span> <text:s text:c="4"/><text:span text:style-name="T61">p/g</text:span>………….”</text:p>
      <text:p text:style-name="P100"/>
      <text:p text:style-name="P97">16 <text:tab/>Programmer Bug</text:p>
      <text:p text:style-name="P97"/>
      <text:p text:style-name="P101">If -p- is pressed at the p/r prompt the fi<text:span text:style-name="T64">r</text:span>st task of the <text:span text:style-name="T64">programmer</text:span> is to switch the target device into programming mode after which its programming memory is reset and the user is requested to send the code. <text:s/><text:span text:style-name="T63">Occasionally the device fails to enter programming mode however this condition has never persisted long enough to be investigated.</text:span></text:p>
      <text:p text:style-name="P101"/>
      <text:p text:style-name="P110">In <text:span text:style-name="T64">some</text:span> versions of <text:span text:style-name="T64">PCB</text:span>111000, programming memory has <text:span text:style-name="T64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64">f</text:span>ault program. </text:p>
      <text:p text:style-name="P110"/>
      <text:p text:style-name="P113">17<text:tab/>Mini-OS bug</text:p>
      <text:p text:style-name="P113"/>
      <text:p text:style-name="P111">The Mini-OS was originally developed using winAVR with the compiler set for full optimisation, in other words to make the executable file as small as possible.</text:p>
      <text:p text:style-name="P111">WinAVR has subsequently been replaced by Atmel Studio 7. <text:s/>For this compiler full optimisation generates an executable file that is even smaller than the one generated by <text:soft-page-break/>WinAVR. <text:s/>Unfortunately the mini-OS failed to function with this level of optimisation. When optimisation was turned off normal operation of the mini-OS was restored. </text:p>
      <text:p text:style-name="P111"/>
      <text:p text:style-name="P111">It is now believed that it is the I2C bus that fails with full optimisation. <text:s/>Ideally this should be investigated and the fault remedied so that with full optimisation and using Studio 7 everything works correctly. <text:s/></text:p>
      <text:p text:style-name="P112">This investigation has not been carried out. <text:s/>Instead <text:span text:style-name="T66">use of the watch dog timer has been investigated. <text:s/>In many ways this is the more useful approach since the watch dog has widespread applications.</text:span></text:p>
      <text:p text:style-name="P113"/>
      <text:p text:style-name="P111"/>
      <text:p text:style-name="P111"/>
      <text:p text:style-name="P110"><text:s text:c="2"/></text:p>
      <text:p text:style-name="P9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4-07-01T16:59:44.863000000</dc:date>
    <meta:editing-duration>P1DT2H44M53S</meta:editing-duration>
    <meta:editing-cycles>55</meta:editing-cycles>
    <meta:document-statistic meta:table-count="2" meta:image-count="4" meta:object-count="0" meta:page-count="9" meta:paragraph-count="245" meta:word-count="2156" meta:character-count="13239" meta:non-whitespace-character-count="10980"/>
  </office:meta>
</office:document-meta>
</file>